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5">
      <style:text-properties fo:font-weight="bold" style:font-weight-asian="bold" style:font-weight-complex="bold"/>
    </style:style>
    <style:style style:name="P4" style:family="paragraph" style:parent-style-name="Standard" style:list-style-name="L6">
      <style:text-properties fo:font-weight="bold" style:font-weight-asian="bold" style:font-weight-complex="bold"/>
    </style:style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7">
      <style:text-properties style:font-name="Monospace" fo:font-size="10pt" style:font-size-asian="10pt" style:font-size-complex="10pt"/>
    </style:style>
    <style:style style:name="P8" style:family="paragraph" style:parent-style-name="Standard" style:list-style-name="L5">
      <style:paragraph-properties fo:margin-left="0.4925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onospace"/>
    </style:style>
    <style:style style:name="T6" style:family="text">
      <style:text-properties style:font-name="Monospace" fo:font-size="11pt" style:font-size-asian="11pt" style:font-size-complex="11pt"/>
    </style:style>
    <style:style style:name="T7" style:family="text">
      <style:text-properties style:font-name="Monospace" fo:font-size="10pt" style:font-size-asian="10pt" style:font-size-complex="10pt"/>
    </style:style>
    <style:style style:name="T8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Monospace"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(01) Desarrollo</text:h>
      <text:list xml:id="list1673612064" text:style-name="L5">
        <text:list-item>
          <text:p text:style-name="P2"><text:span text:style-name="T1">Desarrollo != Programación</text:span>. El desarrollo de software incluye a la programación, pero también a otras disciplinas.</text:p>
        </text:list-item>
        <text:list-item>
          <text:p text:style-name="P3">Disciplinas del desarrollo (operativas)<text:span text:style-name="T4">:</text:span></text:p>
          <text:list>
            <text:list-item>
              <text:p text:style-name="P8"><text:span text:style-name="T1">Captura de requisitos</text:span>: Qué quiere el cliente. Muy difícil, nunca se puede anticipar totalmente la funcionalidad de un producto.</text:p>
            </text:list-item>
            <text:list-item>
              <text:p text:style-name="P8"><text:span text:style-name="T1">Análisis</text:span>: Sistema a construir. Se obtienen especificaciones funcionales de la aplicación</text:p>
            </text:list-item>
            <text:list-item>
              <text:p text:style-name="P8"><text:span text:style-name="T1">Diseño</text:span>: Determinamos cómo resolver el problema.</text:p>
            </text:list-item>
            <text:list-item>
              <text:p text:style-name="P8">Implementación o construcción.</text:p>
            </text:list-item>
            <text:list-item>
              <text:p text:style-name="P8"><text:span text:style-name="T1">Pruebas</text:span>: Verificación (que el sistema haga lo que dicen las especificaciones) y validación (que el sistema haga lo que el cliente espera).</text:p>
            </text:list-item>
          </text:list>
        </text:list-item>
        <text:list-item>
          <text:p text:style-name="P2"><text:span text:style-name="T1">Disciplinas del desarrollo (soporte)</text:span>:</text:p>
          <text:list>
            <text:list-item>
              <text:p text:style-name="P2">Administración del proyecto, incluyendo seguimiento y control.</text:p>
            </text:list-item>
            <text:list-item>
              <text:p text:style-name="P2">Gestión de cambios.</text:p>
            </text:list-item>
            <text:list-item>
              <text:p text:style-name="P2">Administración de la configuración.</text:p>
            </text:list-item>
            <text:list-item>
              <text:p text:style-name="P2">Gestión de los recursos humanos</text:p>
            </text:list-item>
            <text:list-item>
              <text:p text:style-name="P2">Gestión del ambiente de trabajo</text:p>
            </text:list-item>
            <text:list-item>
              <text:p text:style-name="P2">Gestión de la calidad</text:p>
            </text:list-item>
          </text:list>
        </text:list-item>
        <text:list-item>
          <text:p text:style-name="P2"><text:span text:style-name="T1">Sistema != Programa</text:span>. Un sistema es un conjunto de módulos interrelacionados. Puede no haber un programa principal. Pueden ser muchos programas comunicándose. La complejidad aumenta con el número de partes.</text:p>
        </text:list-item>
      </text:list>
      <text:h text:style-name="Heading_20_1" text:outline-level="1">(02) Objetos</text:h>
      <text:list xml:id="list1006697788" text:style-name="L3">
        <text:list-item>
          <text:p text:style-name="P1"><text:span text:style-name="T1">Responsabilidades</text:span>: Cómo debe actuar ante la llegada de un mensaje</text:p>
        </text:list-item>
        <text:list-item>
          <text:p text:style-name="P1"><text:span text:style-name="T1">Estado visible</text:span>: Se accede mediante propiedades (C#) o <text:span text:style-name="T2">getters</text:span> y <text:span text:style-name="T2">setters</text:span>.</text:p>
        </text:list-item>
        <text:list-item>
          <text:p text:style-name="P1"><text:span text:style-name="T1">Estado interno</text:span>: No accesibles desde afuera.</text:p>
        </text:list-item>
        <text:list-item>
          <text:p text:style-name="P1"><text:span text:style-name="T1">Comportamiento</text:span>: Cómo actúa ante la llegada de un mensaje. Ejemplo: Dando información sobre el estado, alterando el estado o enviando mensajes a otros objetos.</text:p>
        </text:list-item>
        <text:list-item>
          <text:p text:style-name="P1"><text:span text:style-name="T1">Métodos</text:span>: Forma de implementación de los mensajes.</text:p>
        </text:list-item>
        <text:list-item>
          <text:p text:style-name="P1"><text:span text:style-name="T1">Objeto</text:span>: Instancia de una clase. Tiene existencia en tiempo de ejecución. Características: Estado (visible e interno), comportamiento, identidad.</text:p>
        </text:list-item>
        <text:list-item>
          <text:p text:style-name="P1"><text:span text:style-name="T1">Clase</text:span>: Define estructura y comportamiento del objeto (datos internos y mensajes que el objeto entiende). Es el molde de los objetos</text:p>
        </text:list-item>
        <text:list-item>
          <text:p text:style-name="P1"><text:span text:style-name="T1">Declaración</text:span>: ArrayList x;</text:p>
        </text:list-item>
        <text:list-item>
          <text:p text:style-name="P1"><text:span text:style-name="T1">Definición</text:span>: x = new ArrayList();</text:p>
        </text:list-item>
        <text:list-item>
          <text:p text:style-name="P1"><text:span text:style-name="T1">Excepciones</text:span>: Cuando un objeto no puede responder a un mensaje, reacciona enviando una excepción. Las excepciones son objetos.</text:p>
        </text:list-item>
        <text:list-item>
          <text:p text:style-name="P1"><text:span text:style-name="T1">Paquetes</text:span>: Agrupan clases para manejar complejidad y resolver nombres.</text:p>
        </text:list-item>
      </text:list>
      <text:p text:style-name="Standard"/>
      <text:h text:style-name="Heading_20_1" text:outline-level="1">(03) Clases</text:h>
      <text:list xml:id="list1445466269" text:style-name="L6">
        <text:list-item>
          <text:p text:style-name="P5"><text:span text:style-name="T1">Ocultamiento</text:span>. El cliente necesita conocer la interfaz, no los aspectos internos (implementación). Riesgos de la falta de ocultamiento: Impedir evolución, violación de <text:soft-page-break/>restricciones.</text:p>
        </text:list-item>
        <text:list-item>
          <text:p text:style-name="P5"><text:span text:style-name="T1">Modelo Contractual</text:span>:</text:p>
          <text:list>
            <text:list-item>
              <text:p text:style-name="P5"><text:span text:style-name="T1">Firmas de métodos y propiedades</text:span><text:span text:style-name="T4">:</text:span> ej: <text:span text:style-name="T7">int cuenta.depositar (int monto);</text:span>.</text:p>
            </text:list-item>
            <text:list-item>
              <text:p text:style-name="P4">Pre-condiciones de métodos y propiedades<text:span text:style-name="T4">: Si no se cumplen, lanzamos excepción.</text:span></text:p>
            </text:list-item>
            <text:list-item>
              <text:p text:style-name="P5"><text:span text:style-name="T1">Post-condiciones de métodos y propiedades</text:span>: Incluyendo resultados obtenidos y casos de excepción.</text:p>
            </text:list-item>
            <text:list-item>
              <text:p text:style-name="P5"><text:span text:style-name="T1">Invariantes de la clase</text:span>: Restricciones que siempre cumplen todas las instancias. (ej saldo &gt;=0, titular != null, titular != “”, etc). Son post-condiciones permanentes.</text:p>
            </text:list-item>
          </text:list>
        </text:list-item>
        <text:list-item>
          <text:p text:style-name="P5"><text:span text:style-name="T1">Modelo guiado por pruebas (TDD)</text:span>: </text:p>
          <text:list>
            <text:list-item>
              <text:p text:style-name="P5"><text:span text:style-name="T3">Test-first</text:span>: Se escribe el código de pruebas antes del código productivo.</text:p>
            </text:list-item>
            <text:list-item>
              <text:p text:style-name="P5"><text:span text:style-name="T1">Automatización</text:span>: </text:p>
              <text:list>
                <text:list-item>
                  <text:p text:style-name="P5">Las pruebas deben expresarse cómo código, que pueda indicar si todo sale bien de manera simple y directa.</text:p>
                </text:list-item>
                <text:list-item>
                  <text:p text:style-name="P5">El conjunto de pruebas debe poder ir creciendo.</text:p>
                </text:list-item>
                <text:list-item>
                  <text:p text:style-name="P5">Las pruebas deben correrse por cada cambio.</text:p>
                </text:list-item>
              </text:list>
            </text:list-item>
            <text:list-item>
              <text:p text:style-name="P5"><text:span text:style-name="T1">Refactorización</text:span>: Mejora de calidad del diseño sin cambio de funcionalidad.</text:p>
            </text:list-item>
          </text:list>
        </text:list-item>
        <text:list-item>
          <text:p text:style-name="P5"><text:span text:style-name="T1">Atributo de clase</text:span>: Son atributos de la clase, y no de cada objeto de la clase (ej: Necesitamos que el número de cuenta sea incremental. Se usa un atributo de clase numeroAcumulado). En Java y C# se dice '<text:span text:style-name="T2">static</text:span>'. No se heredan.</text:p>
        </text:list-item>
        <text:list-item>
          <text:p text:style-name="P5">En Java no todo es un objeto. En C# casi todo es un objeto. En Smalltalk todo es un objeto.</text:p>
        </text:list-item>
      </text:list>
      <text:p text:style-name="Standard"/>
      <text:h text:style-name="Heading_20_1" text:outline-level="1">(04) Reutilización</text:h>
      <text:list xml:id="list1198310973" text:continue-numbering="true" text:style-name="L6">
        <text:list-item>
          <text:p text:style-name="P5"><text:span text:style-name="T1">Mecanismos de abstracción</text:span>:</text:p>
          <text:list>
            <text:list-item>
              <text:p text:style-name="P5">Instanciación (objeto-clase)</text:p>
            </text:list-item>
            <text:list-item>
              <text:p text:style-name="P5">Agregación (objeto-objeto)</text:p>
            </text:list-item>
            <text:list-item>
              <text:p text:style-name="P5">Herencia (clase-clase)</text:p>
            </text:list-item>
          </text:list>
        </text:list-item>
        <text:list-item>
          <text:p text:style-name="P5"><text:span text:style-name="T1">Delegación</text:span>: (Cuando se va a reutilizar la el estado) Un objeto contiene referencias a otros objetos y les delega comportamiento.</text:p>
        </text:list-item>
        <text:list-item>
          <text:p text:style-name="P5"><text:span text:style-name="T1">Herencia</text:span>: (Cuando se va a reutilizar la interfaz) La clase que hereda tiene los mismos atributos y los mismos métodos que su “padre”. Puede agregar atributos y métodos. Y puede redefinir métodos. Los constructores no se heredan.</text:p>
        </text:list-item>
      </text:list>
      <text:p text:style-name="Standard"/>
      <text:h text:style-name="Heading_20_1" text:outline-level="1">(05) Polimorfismo</text:h>
      <text:list xml:id="list1756005850" text:style-name="L7">
        <text:list-item>
          <text:p text:style-name="P6"><text:span text:style-name="T1">Métodos virtuales</text:span>: </text:p>
        </text:list-item>
        <text:list-item>
          <text:p text:style-name="P6"><text:span text:style-name="T1">Métodos abstractos</text:span>: Nunca van a ser invocados, no tienen implementación. Deben redefinirse. Deben ser virtuales. Si una clase tiene métodos abstractos, debe ser abstracta.</text:p>
        </text:list-item>
        <text:list-item>
          <text:p text:style-name="P6"><text:span text:style-name="T1">Polimorfismo</text:span>: Objetos de distintas clases de una misma familiar, entienden los mismos mensajes:</text:p>
          <text:list>
            <text:list-item>
              <text:p text:style-name="P6">Igual semántica (significado)</text:p>
            </text:list-item>
            <text:list-item>
              <text:p text:style-name="P6">Implementaciones diferentes</text:p>
            </text:list-item>
            <text:list-item>
              <text:p text:style-name="P6">Un mismo mensaje puede provocar la invocación de métodos distintos (relacionado con métodos virtuales)</text:p>
            </text:list-item>
            <text:list-item>
              <text:p text:style-name="P6"><text:span text:style-name="T1">Vinculación tardía</text:span>: Se retarda la decisión sobre el tipo del objeto hasta el momento en que <text:soft-page-break/>vaya a ser utilizado el método.</text:p>
            </text:list-item>
          </text:list>
        </text:list-item>
        <text:list-item>
          <text:p text:style-name="P6">Interfaces: Todos los métodos son abstractos (la clase es abstracta), sin atributos (sin estado). Pueden heredar de otras interfaces. Sólo puedo instanciar clases, no interfaces (ej <text:span text:style-name="T7">Imprimible i = new Fecha(26,2,1985);</text:span> está bien. <text:span text:style-name="T7">Imprimible i = new Imprimible();,</text:span> mal.)</text:p>
          <text:list>
            <text:list-item>
              <text:p text:style-name="P7">Ejemplo:</text:p>
              <text:list>
                <text:list-item>
                  <text:p text:style-name="P7">Fecha f = new Fecha(26,2,1985);</text:p>
                </text:list-item>
                <text:list-item>
                  <text:p text:style-name="P7">Imprimible i = f;</text:p>
                </text:list-item>
                <text:list-item>
                  <text:p text:style-name="P7">comprarable c = f;</text:p>
                </text:list-item>
                <text:list-item>
                  <text:p text:style-name="P7">Serializabe s = f;</text:p>
                </text:list-item>
              </text:list>
            </text:list-item>
            <text:list-item>
              <text:p text:style-name="P6">Todas se refieren al mismo objeto, pero “lo ven” distinto. Cada variable sólo puede usar los métodos de su interfaz.</text:p>
            </text:list-item>
            <text:list-item>
              <text:p text:style-name="P6">Definición (desde el lenguaje): Una clase “muy abstracta” que se puede usar para herencia múltiple.</text:p>
            </text:list-item>
            <text:list-item>
              <text:p text:style-name="P6">Definición (desde el uso): Un tipo de datos que permite ver a un mismo objeto con distintos tipos. Cada tipo implica un comportamiento.</text:p>
            </text:list-item>
          </text:list>
        </text:list-item>
        <text:list-item>
          <text:p text:style-name="P6"><text:span text:style-name="T1">Clases internas</text:span>: Clases definidas dentro de otra clase.</text:p>
          <text:list>
            <text:list-item>
              <text:p text:style-name="P6">Pueden utilizar métodos y atributos privados de su clase externa (sin relación de herencia).</text:p>
            </text:list-item>
            <text:list-item>
              <text:p text:style-name="P6">Pueden ser descendientes de cualquier clase visible de la clase externa.</text:p>
            </text:list-item>
            <text:list-item>
              <text:p text:style-name="P6">En una clase descendiente de la clase externa se puede declarar una clase interna que descienda de la interna del ancestro.</text:p>
            </text:list-item>
            <text:list-item>
              <text:p text:style-name="P6">Se usan poco.</text:p>
            </text:list-item>
          </text:list>
        </text:list-item>
      </text:list>
      <text:p text:style-name="Standard"/>
      <text:h text:style-name="Heading_20_1" text:outline-level="1">(06) Smalltalk</text:h>
      <text:list xml:id="list1993360125" text:continue-numbering="true" text:style-name="L7">
        <text:list-item>
          <text:p text:style-name="P6"><text:span text:style-name="T1">Polimorfismo</text:span>:</text:p>
          <text:list>
            <text:list-item>
              <text:p text:style-name="P6">Herencia simple.</text:p>
            </text:list-item>
            <text:list-item>
              <text:p text:style-name="P6">Todo es virtual.</text:p>
            </text:list-item>
            <text:list-item>
              <text:p text:style-name="P6">No hay interfaces.</text:p>
            </text:list-item>
            <text:list-item>
              <text:p text:style-name="P6">“Clases conceptualmentre abstractas”.</text:p>
            </text:list-item>
          </text:list>
        </text:list-item>
      </text:list>
      <text:p text:style-name="Standard"/>
      <text:h text:style-name="Heading_20_1" text:outline-level="1">(07) Excepciones, colecciones y iteradores</text:h>
      <text:list xml:id="list1594752694" text:continue-numbering="true" text:style-name="L7">
        <text:list-item>
          <text:p text:style-name="P6"><text:span text:style-name="T1">Excepciones</text:span>: Definición de clases de excepción:</text:p>
          <text:list>
            <text:list-item>
              <text:p text:style-name="P6">Debe heredar de <text:span text:style-name="T2">Exception</text:span> o una derivada.</text:p>
            </text:list-item>
            <text:list-item>
              <text:p text:style-name="P6">Puede tener atributos y métodos, aunque en general no se usan</text:p>
            </text:list-item>
            <text:list-item>
              <text:p text:style-name="P6">Las jerarquías influyen en la captura, se captura cualquier clase derivada.</text:p>
            </text:list-item>
          </text:list>
        </text:list-item>
        <text:list-item>
          <text:p text:style-name="P6">En C# todas las excepciones son “no chequeadas”. Java permite ambas (es una decisión de diseño)</text:p>
        </text:list-item>
        <text:list-item>
          <text:p text:style-name="P6"><text:span text:style-name="T1">En excepciones chequeadas (Java)</text:span>:</text:p>
          <text:list>
            <text:list-item>
              <text:p text:style-name="P6">Cláusula “throws” obligatoria (al final de la firma del método, se agrega <text:span text:style-name="T7">throws NombreException</text:span><text:span text:style-name="T13">)</text:span></text:p>
            </text:list-item>
            <text:list-item>
              <text:p text:style-name="P6"><text:span text:style-name="T13">En redefiniciones, mantener y no agregar (para mantener el polimorfismo: muy molesto)</text:span></text:p>
            </text:list-item>
            <text:list-item>
              <text:p text:style-name="P6"><text:span text:style-name="T13">Obligación de capturar la excepción.</text:span></text:p>
            </text:list-item>
            <text:list-item>
              <text:p text:style-name="P6"><text:span text:style-name="T13">Son más seguras.</text:span></text:p>
            </text:list-item>
            <text:list-item>
              <text:p text:style-name="P6"><text:span text:style-name="T13">Molesta tener que capturarlas sí o sí</text:span></text:p>
            </text:list-item>
            <text:list-item>
              <text:p text:style-name="P6"><text:span text:style-name="T13">Limita la redefinición al no poder agregar nuevas excepciones</text:span></text:p>
            </text:list-item>
            <text:list-item>
              <text:p text:style-name="P6"><text:soft-page-break/><text:span text:style-name="T13">Cumple el principio de substitución.</text:span></text:p>
            </text:list-item>
          </text:list>
        </text:list-item>
        <text:list-item>
          <text:p text:style-name="P6"><text:span text:style-name="T14">Enfoques para trabajar con excepciones</text:span><text:span text:style-name="T13">:</text:span></text:p>
          <text:list>
            <text:list-item>
              <text:p text:style-name="P6"><text:span text:style-name="T14">Enfoques conservadores</text:span><text:span text:style-name="T13">: Se prueba si se puede hacer algo, sino, se envía un mensaje (ej: una variable </text:span><text:span text:style-name="T15">booleana</text:span><text:span text:style-name="T13"> error. Depende el caso y quién reciba ese mensaje). Los parámetros del error son tediosos de verificar y en general no se verifican.</text:span></text:p>
            </text:list-item>
            <text:list-item>
              <text:p text:style-name="P6"><text:span text:style-name="T14">Enfoques optimistas</text:span><text:span text:style-name="T13">: Pruebo actuar y resuelvo en el caso de hallar problemas. Puede ser mucho más eficiente si la probabilidad de encontrar errores es baja. Se utilizan excepciones.</text:span></text:p>
            </text:list-item>
          </text:list>
        </text:list-item>
        <text:list-item>
          <text:p text:style-name="P6"><text:span text:style-name="T14">Colecciones</text:span><text:span text:style-name="T13">: Agrupan objetos. Ej: Arreglos, listas, árboles, etc.</text:span></text:p>
        </text:list-item>
        <text:list-item>
          <text:p text:style-name="P6"><text:span text:style-name="T14">Iteradores</text:span><text:span text:style-name="T13">: Objetos que saben cómo recorrer una colección, sin ser parte de ella.</text:span></text:p>
          <text:list>
            <text:list-item>
              <text:p text:style-name="P6"><text:span text:style-name="T13">Interfaz:</text:span></text:p>
              <text:list>
                <text:list-item>
                  <text:p text:style-name="P6"><text:span text:style-name="T13">Tomar el primer elemento</text:span></text:p>
                </text:list-item>
                <text:list-item>
                  <text:p text:style-name="P6"><text:span text:style-name="T13">Tomar el elemento siguiente (</text:span><text:span text:style-name="T8">Object next()</text:span><text:span text:style-name="T16">)</text:span><text:span text:style-name="T13">.</text:span></text:p>
                </text:list-item>
                <text:list-item>
                  <text:p text:style-name="P6"><text:span text:style-name="T13">Chequear si se termina la colección (</text:span><text:span text:style-name="T8">boolean hasNext()</text:span><text:span text:style-name="T13">).</text:span></text:p>
                </text:list-item>
              </text:list>
            </text:list-item>
            <text:list-item>
              <text:p text:style-name="P6"><text:span text:style-name="T13">Toda clase que implemente </text:span><text:span text:style-name="T15">Collection </text:span><text:span text:style-name="T13">puede generar un </text:span><text:span text:style-name="T15">Iterator</text:span><text:span text:style-name="T13"> con el método </text:span><text:span text:style-name="T15">iterator</text:span><text:span text:style-name="T13"> (notar mayúsculas en la interfez </text:span><text:span text:style-name="T15">Iterator</text:span><text:span text:style-name="T13"> y en el método </text:span><text:span text:style-name="T15">iterator</text:span><text:span text:style-name="T13">).</text:span></text:p>
            </text:list-item>
            <text:list-item>
              <text:p text:style-name="P6"><text:span text:style-name="T13">Llevan la abstracción a los recorridos de colecciones. Convierte a las colecciones en simples secuencias, sin importar cómo están implementad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9T15:26:42</meta:creation-date>
    <meta:document-statistic meta:table-count="0" meta:image-count="0" meta:object-count="0" meta:page-count="4" meta:paragraph-count="104" meta:word-count="1205" meta:character-count="7481"/>
    <dc:date>2009-11-09T17:08:56</dc:date>
    <meta:editing-duration>PT00H04M30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